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Felix Titling" svg:font-family="Felix Titling" style:font-family-generic="decorative" style:font-pitch="variable" svg:panose-1="4 6 5 5 6 2 2 2 10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Titre2" style:master-page-name="MP0" style:family="paragraph">
      <style:paragraph-properties fo:break-before="page"/>
    </style:style>
    <style:style style:name="P2" style:parent-style-name="Normal" style:family="paragraph">
      <style:text-properties fo:font-size="14pt" style:font-size-asian="14pt" style:font-size-complex="14pt"/>
    </style:style>
    <style:style style:name="P3" style:parent-style-name="Titre3" style:family="paragraph">
      <style:text-properties style:font-size-complex="11pt"/>
    </style:style>
    <style:style style:name="P4" style:parent-style-name="Paragraphedeliste" style:list-style-name="LFO6" style:family="paragraph"/>
    <style:style style:name="P5" style:parent-style-name="Paragraphedeliste" style:list-style-name="LFO6" style:family="paragraph"/>
    <style:style style:name="P6" style:parent-style-name="Paragraphedeliste" style:list-style-name="LFO6" style:family="paragraph"/>
    <style:style style:name="P7" style:parent-style-name="Paragraphedeliste" style:list-style-name="LFO6" style:family="paragraph"/>
    <style:style style:name="P8" style:parent-style-name="Paragraphedeliste" style:list-style-name="LFO6" style:family="paragraph"/>
    <style:style style:name="P9" style:parent-style-name="Paragraphedeliste" style:list-style-name="LFO6" style:family="paragraph"/>
    <style:style style:name="P10" style:parent-style-name="Paragraphedeliste" style:list-style-name="LFO1" style:family="paragraph"/>
    <style:style style:name="P11" style:parent-style-name="Paragraphedeliste" style:list-style-name="LFO1" style:family="paragraph"/>
    <style:style style:name="P12" style:parent-style-name="Paragraphedeliste" style:list-style-name="LFO2" style:family="paragraph"/>
    <style:style style:name="P13" style:parent-style-name="Paragraphedeliste" style:list-style-name="LFO2" style:family="paragraph"/>
    <style:style style:name="P14" style:parent-style-name="Paragraphedeliste" style:list-style-name="LFO2" style:family="paragraph"/>
    <style:style style:name="P15" style:parent-style-name="Paragraphedeliste" style:list-style-name="LFO2" style:family="paragraph"/>
    <style:style style:name="P16" style:parent-style-name="Paragraphedeliste" style:list-style-name="LFO2" style:family="paragraph"/>
    <style:style style:name="P17" style:parent-style-name="Paragraphedeliste" style:list-style-name="LFO3" style:family="paragraph"/>
    <style:style style:name="P18" style:parent-style-name="Paragraphedeliste" style:list-style-name="LFO3" style:family="paragraph"/>
    <style:style style:name="P19" style:parent-style-name="Paragraphedeliste" style:list-style-name="LFO4" style:family="paragraph"/>
  </office:automatic-styles>
  <office:body>
    <office:text text:use-soft-page-breaks="true">
      <text:h text:style-name="P1" text:outline-level="2">Invariants</text:h>
      <text:p text:style-name="P2">Un invariant est une propriété qui est tellement évidente qu’elle ne peut pas être modifiée.</text:p>
      <text:h text:style-name="P3" text:outline-level="3">Quelque invariants de notre application :</text:h>
      <text:list text:style-name="LFO6" text:continue-numbering="true">
        <text:list-item>
          <text:p text:style-name="P4">Un utilisateur a un seul historique</text:p>
        </text:list-item>
        <text:list-item>
          <text:p text:style-name="P5">La ville de départ dans un trajet est différente de la ville de départ</text:p>
        </text:list-item>
        <text:list-item>
          <text:p text:style-name="P6">Les paramètres PrixMax, volumeCo2 sont positifs</text:p>
        </text:list-item>
        <text:list-item>
          <text:p text:style-name="P7">La distance d’un trajet est positive</text:p>
        </text:list-item>
        <text:list-item>
          <text:p text:style-name="P8">Un historique doit exister pour pouvoir être supprimé ou modifié</text:p>
        </text:list-item>
        <text:list-item>
          <text:p text:style-name="P9">Un historique comporte plusieurs trajets</text:p>
        </text:list-item>
      </text:list>
      <text:h text:style-name="Titre2" text:outline-level="2">Saisir véhicule</text:h>
      <text:h text:style-name="Titre3" text:outline-level="3">Préconditions</text:h>
      <text:list text:style-name="LFO1" text:continue-numbering="true">
        <text:list-item>
          <text:p text:style-name="P10">L’utilisateur clique sur nouveau véhicule</text:p>
        </text:list-item>
        <text:list-item>
          <text:p text:style-name="P11">Caractéristiques valables</text:p>
        </text:list-item>
      </text:list>
      <text:h text:style-name="Titre3" text:outline-level="3">Déroulement</text:h>
      <text:p text:style-name="Normal">L’utilisateur souhaitant enregistrer un nouveau véhicule dans le système clique sur le bouton enregistrer nouveau véhicule puis<text:s/>renseigne les caractéristiques de celui-ci. Si le véhicule existe déjà il en est notifié et invité à recommencer la saisie ou à quitter</text:p>
      <text:h text:style-name="Titre3" text:outline-level="3">Post conditions</text:h>
      <text:list text:style-name="LFO2" text:continue-numbering="true">
        <text:list-item>
          <text:p text:style-name="P12">Si l’opération se déroule bien le véhicule est enregistré dans le système</text:p>
        </text:list-item>
      </text:list>
      <text:h text:style-name="Titre2" text:outline-level="2">Consulter historique</text:h>
      <text:h text:style-name="Titre3" text:outline-level="3">Pre condition</text:h>
      <text:list text:style-name="LFO2" text:continue-numbering="true">
        <text:list-item>
          <text:p text:style-name="P13">L’utilisateur clique sur historique</text:p>
        </text:list-item>
      </text:list>
      <text:h text:style-name="Titre3" text:outline-level="3">Déroulement</text:h>
      <text:p text:style-name="Normal">L’utilisateur clique sur historique pour afficher l’historique de ses paramètres</text:p>
      <text:h text:style-name="Titre3" text:outline-level="3">Post conditions</text:h>
      <text:list text:style-name="LFO2" text:continue-numbering="true">
        <text:list-item>
          <text:p text:style-name="P14">L’historique est affiché si un historique existe et tout se passe bien</text:p>
        </text:list-item>
      </text:list>
      <text:h text:style-name="Titre2" text:outline-level="2">Saisir trajet</text:h>
      <text:h text:style-name="Titre3" text:outline-level="3">Pre condition</text:h>
      <text:list text:style-name="LFO2" text:continue-numbering="true">
        <text:list-item>
          <text:p text:style-name="P15">L’utilisateur clique sur nouveau trajet</text:p>
        </text:list-item>
        <text:list-item>
          <text:p text:style-name="P16">Paramètres valables</text:p>
        </text:list-item>
      </text:list>
      <text:h text:style-name="Titre3" text:outline-level="3">Déroulement</text:h>
      <text:p text:style-name="Normal">L’utilisateur clique sur nouveau trajet puis saisi les différents paramètres et valide</text:p>
      <text:h text:style-name="Titre3" text:outline-level="3">Post conditions</text:h>
      <text:p text:style-name="Normal">Si tout se passe bien le trajet optimal est défini et affiché à<text:s/>l’utilisateur</text:p>
      <text:soft-page-break/>
      <text:h text:style-name="Titre2" text:outline-level="2">Supprimer historique</text:h>
      <text:h text:style-name="Titre3" text:outline-level="3">Précondition</text:h>
      <text:list text:style-name="LFO3" text:continue-numbering="true">
        <text:list-item>
          <text:p text:style-name="P17">L’utilisateur clique sur supprimer l’historique</text:p>
        </text:list-item>
        <text:list-item>
          <text:p text:style-name="P18">Un historique doit avoir été enregistrer auparavant</text:p>
        </text:list-item>
      </text:list>
      <text:h text:style-name="Titre3" text:outline-level="3">Déroulement</text:h>
      <text:p text:style-name="Normal">L’utilisateur clique sur supprimer l’historique puis le système lui demande de confirmer son choix. Il pourra confirmer ou annuler</text:p>
      <text:h text:style-name="Titre3" text:outline-level="3">Post condition</text:h>
      <text:list text:style-name="LFO4" text:continue-numbering="true">
        <text:list-item>
          <text:p text:style-name="P19">Si un historique existe déjà il est supprimé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Felix Titling" svg:font-family="Felix Titling" style:font-family-generic="decorative" style:font-pitch="variable" svg:panose-1="4 6 5 5 6 2 2 2 10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Felix Titling" style:font-name-asian="Times New Roman" fo:color="#ED7D31" fo:font-size="13pt" style:font-size-asian="13pt" style:font-size-complex="13pt" style:text-underline-type="single" style:text-underline-style="solid" style:text-underline-width="auto" style:text-underline-mode="continuous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Felix Titling" style:font-name-asian="Times New Roman" fo:color="#ED7D31" style:font-size-complex="12pt" style:text-underline-type="single" style:text-underline-style="solid" style:text-underline-width="auto" style:text-underline-mode="continuous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asian="Times New Roman" fo:color="#1F3763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1F3763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style:font-name-asian="Times New Roman" fo:color="#272727" fo:font-size="10.5pt" style:font-size-asian="10.5pt" style:font-size-complex="10.5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="Calibri Light"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="Calibri Light" style:font-name-asian="Times New Roman" style:font-name-complex="Times New Roman" fo:color="#1F3763"/>
    </style:style>
    <style:style style:name="Titre7Car" style:display-name="Titre 7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1F3763"/>
    </style:style>
    <style:style style:name="Titre8Car" style:display-name="Titre 8 Car" style:family="text" style:parent-style-name="Policepardéfaut">
      <style:text-properties style:font-name="Calibri Light" style:font-name-asian="Times New Roman" style:font-name-complex="Times New Roman" fo:color="#272727" fo:font-size="10.5pt" style:font-size-asian="10.5pt" style:font-size-complex="10.5pt"/>
    </style:style>
    <style:style style:name="Titre9Car" style:display-name="Titre 9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egis n'guessan</meta:initial-creator>
    <dc:creator>regis n'guessan</dc:creator>
    <meta:creation-date>2019-04-08T08:14:00Z</meta:creation-date>
    <dc:date>2019-04-14T22:47:00Z</dc:date>
    <meta:template xlink:href="Normal" xlink:type="simple"/>
    <meta:editing-cycles>4</meta:editing-cycles>
    <meta:editing-duration>PT8100S</meta:editing-duration>
    <meta:document-statistic meta:page-count="2" meta:paragraph-count="3" meta:word-count="273" meta:character-count="1774" meta:row-count="12" meta:non-whitespace-character-count="1504"/>
  </office:meta>
</office:document-meta>
</file>